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9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sul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code) run id = 2'.A1:'similarity (splitting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1:02:24.9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1:06:43.999000000</dc:date>
    <meta:editing-duration>PT15M8S</meta:editing-duration>
    <meta:editing-cycles>9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